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oma" fo:font-size="16pt" fo:font-weight="bold" officeooo:rsid="00085790" officeooo:paragraph-rsid="00085790" style:font-size-asian="16pt" style:font-weight-asian="bold" style:font-size-complex="16pt" style:font-weight-complex="bold"/>
    </style:style>
    <style:style style:name="P2" style:family="paragraph" style:parent-style-name="Standard">
      <style:text-properties style:font-name="Loma" fo:font-size="11pt" fo:font-style="italic" fo:font-weight="normal" officeooo:rsid="00085790" officeooo:paragraph-rsid="00085790" style:font-size-asian="9.60000038146973pt" style:font-style-asian="italic" style:font-weight-asian="normal" style:font-size-complex="11pt" style:font-style-complex="italic" style:font-weight-complex="normal"/>
    </style:style>
    <style:style style:name="P3" style:family="paragraph" style:parent-style-name="Standard">
      <style:text-properties style:font-name="Loma" fo:font-size="11pt" fo:font-style="normal" fo:font-weight="normal" officeooo:rsid="001e797c" officeooo:paragraph-rsid="001e797c" style:font-size-asian="9.60000038146973pt" style:font-style-asian="normal" style:font-weight-asian="normal" style:font-size-complex="11pt" style:font-style-complex="normal" style:font-weight-complex="normal"/>
    </style:style>
    <style:style style:name="P4" style:family="paragraph" style:parent-style-name="Standard">
      <style:text-properties style:font-name="Liberation Serif" fo:font-size="11pt" fo:font-style="italic" fo:font-weight="bold" officeooo:rsid="00085790" officeooo:paragraph-rsid="00085790" style:font-size-asian="9.60000038146973pt" style:font-style-asian="italic" style:font-weight-asian="bold" style:font-size-complex="11pt" style:font-style-complex="italic" style:font-weight-complex="bold"/>
    </style:style>
    <style:style style:name="P5" style:family="paragraph" style:parent-style-name="Standard">
      <style:text-properties style:font-name="Liberation Serif" fo:font-size="12pt" fo:font-style="normal" fo:font-weight="bold" officeooo:rsid="0009f01a" officeooo:paragraph-rsid="00111457" style:font-size-asian="12pt" style:font-style-asian="normal" style:font-weight-asian="bold" style:font-size-complex="12pt" style:font-style-complex="normal" style:font-weight-complex="bold"/>
    </style:style>
    <style:style style:name="P6" style:family="paragraph" style:parent-style-name="Standard">
      <style:text-properties style:font-name="Liberation Serif" fo:font-size="12pt" fo:font-style="normal" fo:font-weight="bold" officeooo:rsid="002fa2a3" officeooo:paragraph-rsid="002fa2a3" style:font-size-asian="12pt" style:font-style-asian="normal" style:font-weight-asian="bold" style:font-size-complex="12pt" style:font-style-complex="normal" style:font-weight-complex="bold"/>
    </style:style>
    <style:style style:name="P7" style:family="paragraph" style:parent-style-name="Standard">
      <style:text-properties style:font-name="Liberation Serif" fo:font-size="12pt" fo:font-style="normal" fo:font-weight="bold" officeooo:rsid="002924bc" officeooo:paragraph-rsid="002924bc" style:font-size-asian="12pt" style:font-style-asian="normal" style:font-weight-asian="bold" style:font-size-complex="12pt" style:font-style-complex="normal" style:font-weight-complex="bold"/>
    </style:style>
    <style:style style:name="P8" style:family="paragraph" style:parent-style-name="Standard">
      <style:text-properties style:font-name="Liberation Serif" fo:font-size="12pt" fo:font-style="normal" fo:font-weight="normal" officeooo:rsid="002e9508" officeooo:paragraph-rsid="002e9508" style:font-size-asian="12pt" style:font-style-asian="normal" style:font-weight-asian="normal" style:font-size-complex="12pt" style:font-style-complex="normal" style:font-weight-complex="normal"/>
    </style:style>
    <style:style style:name="P9" style:family="paragraph" style:parent-style-name="Standard">
      <style:text-properties style:font-name="Liberation Serif" fo:font-size="12pt" fo:font-style="normal" fo:font-weight="normal" officeooo:rsid="003310a6" officeooo:paragraph-rsid="003310a6" style:font-size-asian="12pt" style:font-style-asian="normal" style:font-weight-asian="normal" style:font-size-complex="12pt" style:font-style-complex="normal" style:font-weight-complex="normal"/>
    </style:style>
    <style:style style:name="P10" style:family="paragraph" style:parent-style-name="Standard">
      <style:text-properties style:font-name="Liberation Serif" fo:font-size="12pt" fo:font-style="normal" fo:font-weight="normal" officeooo:rsid="002fa2a3" officeooo:paragraph-rsid="003157d3" style:font-size-asian="12pt" style:font-style-asian="normal" style:font-weight-asian="normal" style:font-size-complex="12pt" style:font-style-complex="normal" style:font-weight-complex="normal"/>
    </style:style>
    <style:style style:name="P11" style:family="paragraph" style:parent-style-name="Standard">
      <style:text-properties style:font-name="Liberation Serif" fo:font-size="12pt" fo:font-style="normal" fo:font-weight="normal" officeooo:rsid="002fa2a3" officeooo:paragraph-rsid="002fa2a3" style:font-size-asian="12pt" style:font-style-asian="normal" style:font-weight-asian="normal" style:font-size-complex="12pt" style:font-style-complex="normal" style:font-weight-complex="normal"/>
    </style:style>
    <style:style style:name="P12" style:family="paragraph" style:parent-style-name="Standard">
      <style:text-properties style:font-name="Liberation Serif" fo:font-size="12pt" fo:font-style="normal" fo:font-weight="normal" officeooo:rsid="0009f01a" officeooo:paragraph-rsid="0009f01a" style:font-size-asian="12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fo:font-weight="normal" officeooo:rsid="000ab479" officeooo:paragraph-rsid="0009f01a" style:font-size-asian="12pt" style:font-style-asian="normal" style:font-weight-asian="normal" style:font-size-complex="12pt" style:font-style-complex="normal" style:font-weight-complex="normal"/>
    </style:style>
    <style:style style:name="P14" style:family="paragraph" style:parent-style-name="Standard">
      <style:text-properties style:font-name="Liberation Serif" fo:font-size="12pt" fo:font-style="normal" fo:font-weight="normal" officeooo:rsid="0013afa5" officeooo:paragraph-rsid="0013afa5" style:font-size-asian="12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style="normal" fo:font-weight="normal" officeooo:rsid="001841af" officeooo:paragraph-rsid="001841af" style:font-size-asian="12pt" style:font-style-asian="normal" style:font-weight-asian="normal" style:font-size-complex="12pt" style:font-style-complex="normal" style:font-weight-complex="normal"/>
    </style:style>
    <style:style style:name="P16" style:family="paragraph" style:parent-style-name="Standard">
      <style:text-properties style:font-name="Liberation Serif" fo:font-size="12pt" fo:font-style="normal" fo:font-weight="normal" officeooo:rsid="001e797c" officeooo:paragraph-rsid="001e797c" style:font-size-asian="12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fo:font-weight="normal" officeooo:rsid="001fd359" officeooo:paragraph-rsid="0022ba40" style:font-size-asian="12pt" style:font-style-asian="normal" style:font-weight-asian="normal" style:font-size-complex="12pt" style:font-style-complex="normal" style:font-weight-complex="normal"/>
    </style:style>
    <style:style style:name="P18" style:family="paragraph" style:parent-style-name="Standard">
      <style:text-properties style:font-name="Liberation Serif" fo:font-size="12pt" officeooo:rsid="0029bb55" officeooo:paragraph-rsid="0029bb55" style:font-size-asian="12pt" style:font-size-complex="12pt"/>
    </style:style>
    <style:style style:name="P19" style:family="paragraph" style:parent-style-name="Standard">
      <style:text-properties style:font-name="Liberation Serif" fo:font-size="12pt" fo:font-style="italic" fo:font-weight="normal" officeooo:rsid="00085790" officeooo:paragraph-rsid="00085790" style:font-size-asian="12pt" style:font-style-asian="italic" style:font-weight-asian="normal" style:font-size-complex="12pt" style:font-style-complex="italic" style:font-weight-complex="normal"/>
    </style:style>
    <style:style style:name="P20" style:family="paragraph" style:parent-style-name="Standard">
      <style:text-properties style:font-name="Liberation Serif" fo:font-size="18pt" fo:font-style="normal" fo:font-weight="bold" officeooo:rsid="00085790" officeooo:paragraph-rsid="00085790" style:font-size-asian="18pt" style:font-style-asian="normal" style:font-weight-asian="bold" style:font-size-complex="18pt" style:font-style-complex="normal" style:font-weight-complex="bold"/>
    </style:style>
    <style:style style:name="P21" style:family="paragraph" style:parent-style-name="Subtitle">
      <style:text-properties style:font-name="Loma" fo:font-size="16pt" fo:language="zxx" fo:country="none" fo:font-weight="bold" officeooo:rsid="001f2c7f" officeooo:paragraph-rsid="0034d26a" style:font-size-asian="16pt" style:language-asian="zxx" style:country-asian="none" style:font-weight-asian="bold" style:font-size-complex="16pt" style:language-complex="zxx" style:country-complex="none" style:font-weight-complex="bold"/>
    </style:style>
    <style:style style:name="P22" style:family="paragraph" style:parent-style-name="Subtitle">
      <style:text-properties fo:language="zxx" fo:country="none" officeooo:rsid="001f2c7f" officeooo:paragraph-rsid="0034d26a" style:language-asian="zxx" style:country-asian="none" style:language-complex="zxx" style:country-complex="none"/>
    </style:style>
    <style:style style:name="P23" style:family="paragraph" style:parent-style-name="Title">
      <style:text-properties fo:language="zxx" fo:country="none" officeooo:rsid="0034d26a" officeooo:paragraph-rsid="0034d26a" style:language-asian="zxx" style:country-asian="none" style:language-complex="zxx" style:country-complex="none"/>
    </style:style>
    <style:style style:name="T1" style:family="text">
      <style:text-properties officeooo:rsid="0009f01a"/>
    </style:style>
    <style:style style:name="T2" style:family="text">
      <style:text-properties fo:font-style="normal" fo:font-weight="normal" style:font-size-asian="9.60000038146973pt" style:font-style-asian="normal" style:font-weight-asian="normal" style:font-size-complex="11pt" style:font-style-complex="normal" style:font-weight-complex="normal"/>
    </style:style>
    <style:style style:name="T3" style:family="text">
      <style:text-properties fo:font-style="normal" fo:font-weight="normal" officeooo:rsid="002924bc" style:font-size-asian="9.60000038146973pt" style:font-style-asian="normal" style:font-weight-asian="normal" style:font-size-complex="11pt" style:font-style-complex="normal" style:font-weight-complex="normal"/>
    </style:style>
    <style:style style:name="T4" style:family="text">
      <style:text-properties fo:font-style="normal" fo:font-weight="normal" officeooo:rsid="002baa40" style:font-size-asian="9.60000038146973pt" style:font-style-asian="normal" style:font-weight-asian="normal" style:font-size-complex="11pt" style:font-style-complex="normal" style:font-weight-complex="normal"/>
    </style:style>
    <style:style style:name="T5" style:family="text">
      <style:text-properties fo:font-style="normal" fo:font-weight="normal" officeooo:rsid="002cab66" style:font-size-asian="9.60000038146973pt" style:font-style-asian="normal" style:font-weight-asian="normal" style:font-size-complex="11pt"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924bc" style:font-style-asian="normal" style:font-weight-asian="normal" style:font-style-complex="normal" style:font-weight-complex="normal"/>
    </style:style>
    <style:style style:name="T8" style:family="text">
      <style:text-properties fo:font-style="normal" fo:font-weight="normal" officeooo:rsid="002baa40" style:font-style-asian="normal" style:font-weight-asian="normal" style:font-style-complex="normal" style:font-weight-complex="normal"/>
    </style:style>
    <style:style style:name="T9" style:family="text">
      <style:text-properties fo:font-style="normal" fo:font-weight="normal" officeooo:rsid="002cab66" style:font-style-asian="normal" style:font-weight-asian="normal" style:font-style-complex="normal" style:font-weight-complex="normal"/>
    </style:style>
    <style:style style:name="T10" style:family="text">
      <style:text-properties officeooo:rsid="0013afa5"/>
    </style:style>
    <style:style style:name="T11" style:family="text">
      <style:text-properties officeooo:rsid="00145313"/>
    </style:style>
    <style:style style:name="T12" style:family="text">
      <style:text-properties officeooo:rsid="00197fbd"/>
    </style:style>
    <style:style style:name="T13" style:family="text">
      <style:text-properties fo:font-weight="bold" style:font-weight-asian="bold" style:font-weight-complex="bold"/>
    </style:style>
    <style:style style:name="T14" style:family="text">
      <style:text-properties fo:font-weight="bold" officeooo:rsid="001e797c" style:font-weight-asian="bold" style:font-weight-complex="bold"/>
    </style:style>
    <style:style style:name="T15" style:family="text">
      <style:text-properties officeooo:rsid="0022ba40"/>
    </style:style>
    <style:style style:name="T16" style:family="text">
      <style:text-properties officeooo:rsid="0024a17f"/>
    </style:style>
    <style:style style:name="T17" style:family="text">
      <style:text-properties officeooo:rsid="002924bc"/>
    </style:style>
    <style:style style:name="T18" style:family="text">
      <style:text-properties officeooo:rsid="003157d3"/>
    </style:style>
    <style:style style:name="T19" style:family="text">
      <style:text-properties officeooo:rsid="0032ec46"/>
    </style:style>
    <style:style style:name="T20" style:family="text">
      <style:text-properties officeooo:rsid="0034d2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itbreidingen</text:p>
      <text:p text:style-name="P22">Milestone <text:span text:style-name="T20">2</text:span><text:line-break/>Vakoverschrijdend Project</text:p>
      <text:p text:style-name="P21">Groep 5 (2015-2016)</text:p>
      <text:p text:style-name="P1"/>
      <text:p text:style-name="P20">1. PostgreSQL in plaats van MongoDB:</text:p>
      <text:p text:style-name="P4"/>
      <text:p text:style-name="P5"><text:span text:style-name="T17">Ni</text:span>euwe klassen: </text:p>
      <text:p text:style-name="P5"/>
      <text:p text:style-name="P9">In de package datalayer/dataaccessobjects/:</text:p>
      <text:p text:style-name="P9"/>
      <text:p text:style-name="P8">SQLDAO implements DataAccessObject&lt;B&gt;</text:p>
      <text:p text:style-name="P8">SQLDataAccessProvider implements DataAccessProvider</text:p>
      <text:p text:style-name="P8">SQLDataAccessContext implements DataAccessContext</text:p>
      <text:p text:style-name="P10">SQLEventDAO <text:span text:style-name="T19">extends SQLDAO&lt;Event&gt; </text:span>implements EventDAO</text:p>
      <text:p text:style-name="P10">SQLTravelDAO <text:span text:style-name="T19">extends SQLDAO&lt;Travel&gt; </text:span>implements TravelDAO</text:p>
      <text:p text:style-name="P11">SQL<text:span text:style-name="T18">User</text:span>DAO <text:span text:style-name="T18">extends SQLDAO&lt;User&gt; </text:span>implements UserDAO</text:p>
      <text:p text:style-name="P6"/>
      <text:p text:style-name="P5"><text:span text:style-name="T17">N</text:span>ieuwe methodes: /</text:p>
      <text:p text:style-name="P5"/>
      <text:p text:style-name="P7">Aanpassingen:</text:p>
      <text:p text:style-name="P7"/>
      <text:p text:style-name="P18"><text:span text:style-name="T7">D</text:span><text:span text:style-name="T6">e bean met id “dataAccessProvider” in de applicationContext.xml file </text:span><text:span text:style-name="T8">moet nu de locatie</text:span><text:span text:style-name="T6"> van de SQLDataAccessProvider klasse </text:span><text:span text:style-name="T8">aandu</text:span><text:span text:style-name="T9">iden.</text:span></text:p>
      <text:p text:style-name="P19"/>
      <text:p text:style-name="P20">2. <text:span text:style-name="T1">Toevoegen van parkeerevents:</text:span></text:p>
      <text:p text:style-name="P12"/>
      <text:p text:style-name="P13">Op dit moment kunnen enkel events over het verkeer gegenereerd worden aan de hand van de open data van Waze. Het kan interessant zijn om events met informatie over de verschillende parkingen in Gent toe te voegen. Gebruikers kunnen dan aangeven voor welke parkingen ze graag notificaties willen ontvangen. Zo kan een gebruiker bijvoorbeeld verwittigd worden als een voor hem of haar relevante parking volzet is.</text:p>
      <text:p text:style-name="P12"/>
      <text:p text:style-name="P12"><text:span text:style-name="T14">N</text:span><text:span text:style-name="T13">ieuwe klassen:</text:span> </text:p>
      <text:p text:style-name="P12"/>
      <text:p text:style-name="P14">Er moet een klasse “ParkingOfInterest” aangemaakt worden in de package businesslayer/businessentities/. <text:span text:style-name="T11">Deze klasse zal op zijn minst beschikken over getter en setter-methodes nodig om de parking te kunnen identificeren (naam, locatie, …). Als blijkt dat er gemeenschappelijke velden voorkomen in “ParkingOfInterest” en “PointOfInterest” kan een nieuwe superklasse “AbstractPlaceOfInterest” gecreërd worden. <text:s/></text:span></text:p>
      <text:p text:style-name="P14"/>
      <text:p text:style-name="P12"><text:span text:style-name="T14">N</text:span><text:span text:style-name="T13">ieuwe methodes: </text:span>/</text:p>
      <text:p text:style-name="P12"/>
      <text:p text:style-name="P12"><text:span text:style-name="T14">A</text:span><text:span text:style-name="T13">anpassingen</text:span>:</text:p>
      <text:p text:style-name="P12"/>
      <text:p text:style-name="P15"><text:soft-page-break/>Aan de klasse User in de package “<text:span text:style-name="T10">businesslayer/businessentities/” </text:span>moet een veld “List&lt;ParkingOfInterest&gt; parkings” <text:span text:style-name="T12">toegevoegd worden met bijhorende getter en setter-methodes. Er moet in de API specificatie een definition voorzien worden voor een “ParkingOfInterest” en de definition van een “User” moet uitgebreid worden met een property “parkingsofinterest”. <text:s/></text:span></text:p>
      <text:p text:style-name="P15"/>
      <text:p text:style-name="P16"><text:span text:style-name="T13">Opmerkingen</text:span>:</text:p>
      <text:p text:style-name="P16"/>
      <text:p text:style-name="P17"><text:span text:style-name="T15">Omdat “List&lt;ParkingOfInterest&gt; parkings” een veld in de klasse “User” is zal er aan</text:span> de controllers en DAO's <text:span text:style-name="T15">niks aangepast of toegevoegd moeten worden</text:span>. <text:span text:style-name="T16">Bij het parsen van een JSON-string naar een User object (en omgekeerd) wordt immers automatisch rekening gehouden met de velden gedefinieerd in de klasse “User”.</text:span></text:p>
      <text:p text:style-name="P3"/>
      <text:p text:style-name="P3"/>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4:58:41.816207474</meta:creation-date>
    <dc:date>2016-03-10T17:07:03.951077696</dc:date>
    <meta:editing-duration>PT1H28M8S</meta:editing-duration>
    <meta:editing-cycles>51</meta:editing-cycles>
    <meta:generator>LibreOffice/4.2.8.2$Linux_X86_64 LibreOffice_project/420m0$Build-2</meta:generator>
    <meta:document-statistic meta:table-count="0" meta:image-count="0" meta:object-count="0" meta:page-count="2" meta:paragraph-count="25" meta:word-count="287" meta:character-count="2212" meta:non-whitespace-character-count="1942"/>
  </office:meta>
</office:document-meta>
</file>